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" svg:font-family="'Nachlieli CLM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Mono" officeooo:rsid="0013cd37" officeooo:paragraph-rsid="0013cd37"/>
    </style:style>
    <style:style style:name="P2" style:family="paragraph" style:parent-style-name="Standard">
      <style:paragraph-properties fo:text-align="start" style:justify-single-word="false"/>
      <style:text-properties style:font-name="FreeMono" officeooo:rsid="0013cd37" officeooo:paragraph-rsid="0013cd37"/>
    </style:style>
    <style:style style:name="P3" style:family="paragraph" style:parent-style-name="Standard">
      <style:paragraph-properties fo:text-align="start" style:justify-single-word="false"/>
      <style:text-properties style:font-name="FreeMono" style:text-underline-style="solid" style:text-underline-width="auto" style:text-underline-color="font-color" fo:font-weight="bold" officeooo:rsid="0013cd37" officeooo:paragraph-rsid="0013cd3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style:text-underline-style="solid" style:text-underline-width="auto" style:text-underline-color="font-color" fo:font-weight="bold" officeooo:rsid="001bae0a" officeooo:paragraph-rsid="001bae0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fo:font-weight="bold" officeooo:rsid="0013cd37" officeooo:paragraph-rsid="0013cd3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1bae0a" officeooo:paragraph-rsid="001bae0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1bae0a" officeooo:paragraph-rsid="005d5b3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76f21d" officeooo:paragraph-rsid="0076f21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8cc0fe" officeooo:paragraph-rsid="008cc0f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65c914" officeooo:paragraph-rsid="0065c91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9cf778" officeooo:paragraph-rsid="009fda7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ab11b5" officeooo:paragraph-rsid="00cebe5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50059" officeooo:paragraph-rsid="001bae0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5f865" officeooo:paragraph-rsid="0115f86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81598" officeooo:paragraph-rsid="0118159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81f40" officeooo:paragraph-rsid="01181f4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9a10d" officeooo:paragraph-rsid="0119a10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19a4ea" officeooo:paragraph-rsid="0119a4e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21c195" officeooo:paragraph-rsid="0122964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2486a4" officeooo:paragraph-rsid="012486a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249c4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24f38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29b67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2dd42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6f21d" officeooo:paragraph-rsid="0135159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2dd424" officeooo:paragraph-rsid="012f9d1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2dd424" officeooo:paragraph-rsid="01333ce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303da8" officeooo:paragraph-rsid="01303da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333ce8" officeooo:paragraph-rsid="01333ce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333ce8" officeooo:paragraph-rsid="0134213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35159c" officeooo:paragraph-rsid="0135159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0a10190" officeooo:paragraph-rsid="009fda78" style:font-name-asian="FreeMono" style:font-weight-asian="normal" style:font-name-complex="FreeMono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09fda78" officeooo:paragraph-rsid="00aecb00" style:font-name-asian="FreeMono" style:font-weight-asian="normal" style:font-name-complex="FreeMono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1cfc8c" officeooo:paragraph-rsid="011cfc8c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1fc0d8" officeooo:paragraph-rsid="011fc0d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202e1e" officeooo:paragraph-rsid="01202e1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2073bf" officeooo:paragraph-rsid="012073b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08ade5a" officeooo:paragraph-rsid="008ade5a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08cc0fe" officeooo:paragraph-rsid="008cc0fe" style:font-weight-asian="bold" style:font-weight-complex="bold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284336" officeooo:paragraph-rsid="00284336" style:font-weight-asian="normal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ab11b5" officeooo:paragraph-rsid="00b1e8e9" style:font-weight-asian="normal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ab11b5" officeooo:paragraph-rsid="00b316d8" style:font-weight-asian="normal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9cf778" officeooo:paragraph-rsid="00fb1e45" style:font-weight-asian="normal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fc6580" officeooo:paragraph-rsid="00ff40b5" style:font-weight-asian="normal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1bae0a" officeooo:paragraph-rsid="001bae0a" style:font-weight-asian="bold" style:font-weight-complex="bold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1bae0a" officeooo:paragraph-rsid="002acaa3" style:font-weight-asian="bold" style:font-weight-complex="bold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3a30a2" officeooo:paragraph-rsid="003a30a2" style:font-weight-asian="bold" style:font-weight-complex="bold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403cb9" officeooo:paragraph-rsid="00403cb9" style:font-weight-asian="bold" style:font-weight-complex="bold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bold" officeooo:rsid="003c04f9" officeooo:paragraph-rsid="003a30a2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bold" officeooo:rsid="00403cb9" officeooo:paragraph-rsid="00403cb9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037aba" officeooo:paragraph-rsid="01037aba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037aba" officeooo:paragraph-rsid="01056d8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056d88" officeooo:paragraph-rsid="01056d88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0741b8" officeooo:paragraph-rsid="010741b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FreeMono" fo:font-style="normal" style:text-underline-style="none" fo:font-weight="normal" officeooo:rsid="01113f8f" officeooo:paragraph-rsid="01133bf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8ab59" officeooo:paragraph-rsid="00b8ab59" style:font-weight-asian="normal" style:font-weight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e33d9" officeooo:paragraph-rsid="00be33d9" style:font-weight-asian="normal" style:font-weight-complex="normal"/>
    </style:style>
    <style:style style:name="P58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c4efc8" officeooo:paragraph-rsid="00c90785" style:font-weight-asian="normal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9cf778" officeooo:paragraph-rsid="00d0be01" style:font-weight-asian="normal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8ab59" officeooo:paragraph-rsid="00b8ab59" style:font-name-asian="FreeMono" style:font-weight-asian="normal" style:font-name-complex="FreeMono" style:font-weight-complex="normal"/>
    </style:style>
    <style:style style:name="P61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bb9ef7" officeooo:paragraph-rsid="00b8ab59" style:font-name-asian="FreeMono" style:font-weight-asian="normal" style:font-name-complex="FreeMono" style:font-weight-complex="normal"/>
    </style:style>
    <style:style style:name="P62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c298d1" officeooo:paragraph-rsid="00be33d9" style:font-name-asian="FreeMono" style:font-weight-asian="normal" style:font-name-complex="FreeMono" style:font-weight-complex="normal"/>
    </style:style>
    <style:style style:name="P63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c90785" officeooo:paragraph-rsid="00c90785" style:font-name-asian="FreeMono" style:font-weight-asian="normal" style:font-name-complex="FreeMono" style:font-weight-complex="normal"/>
    </style:style>
    <style:style style:name="P64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bold" officeooo:rsid="00255796" officeooo:paragraph-rsid="001bae0a" style:font-weight-asian="bold" style:font-weight-complex="bold"/>
    </style:style>
    <style:style style:name="P65" style:family="paragraph" style:parent-style-name="Standard">
      <style:paragraph-properties fo:text-align="start" style:justify-single-word="false" style:writing-mode="lr-tb"/>
      <style:text-properties style:text-position="sub 58%" style:font-name="FreeMono" style:text-underline-style="none" fo:font-weight="normal" officeooo:rsid="009cf778" officeooo:paragraph-rsid="00b8ab59" style:font-name-asian="FreeMono" style:font-weight-asian="normal" style:font-name-complex="FreeMono" style:font-weight-complex="normal"/>
    </style:style>
    <style:style style:name="P66" style:family="paragraph" style:parent-style-name="Standard">
      <style:paragraph-properties fo:text-align="start" style:justify-single-word="false" fo:break-before="page"/>
      <style:text-properties style:font-name="FreeMono" style:text-underline-style="solid" style:text-underline-width="auto" style:text-underline-color="font-color" fo:font-weight="bold" officeooo:rsid="00143c2d" officeooo:paragraph-rsid="00143c2d" style:font-weight-asian="bold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font-name="FreeMono" style:text-underline-style="solid" style:text-underline-width="auto" style:text-underline-color="font-color" fo:font-weight="bold" officeooo:rsid="001bae0a" officeooo:paragraph-rsid="001bae0a" style:font-weight-asian="bold" style:font-weight-complex="bold"/>
    </style:style>
    <style:style style:name="P68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a10190" officeooo:paragraph-rsid="00fb1e45" style:font-name-asian="FreeMono" style:font-weight-asian="normal" style:font-name-complex="FreeMono" style:font-weight-complex="normal"/>
    </style:style>
    <style:style style:name="P69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09fda78" officeooo:paragraph-rsid="00ff40b5" style:font-name-asian="FreeMono" style:font-weight-asian="normal" style:font-name-complex="FreeMono" style:font-weight-complex="normal"/>
    </style:style>
    <style:style style:name="P70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125c9" officeooo:paragraph-rsid="017125c9" style:font-weight-asian="normal" style:font-weight-complex="normal"/>
    </style:style>
    <style:style style:name="P71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32345" officeooo:paragraph-rsid="01732345" style:font-weight-asian="normal" style:font-weight-complex="normal"/>
    </style:style>
    <style:style style:name="P72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32345" officeooo:paragraph-rsid="01753ce0" style:font-weight-asian="normal" style:font-weight-complex="normal"/>
    </style:style>
    <style:style style:name="P73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5596f" officeooo:paragraph-rsid="0175596f" style:font-weight-asian="normal" style:font-weight-complex="normal"/>
    </style:style>
    <style:style style:name="P74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5b43c" officeooo:paragraph-rsid="0175b43c" style:font-weight-asian="normal" style:font-weight-complex="normal"/>
    </style:style>
    <style:style style:name="P75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6b6bb" officeooo:paragraph-rsid="0176b6bb" style:font-weight-asian="normal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834c6" officeooo:paragraph-rsid="017834c6" style:font-weight-asian="normal" style:font-weight-complex="normal"/>
    </style:style>
    <style:style style:name="P77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90094" officeooo:paragraph-rsid="01790094" style:font-weight-asian="normal" style:font-weight-complex="normal"/>
    </style:style>
    <style:style style:name="P78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7a3cbc" officeooo:paragraph-rsid="017a3cbc" style:font-weight-asian="normal" style:font-weight-complex="normal"/>
    </style:style>
    <style:style style:name="P79" style:family="paragraph" style:parent-style-name="Standard">
      <style:paragraph-properties fo:text-align="start" style:justify-single-word="false" style:writing-mode="lr-tb"/>
      <style:text-properties style:text-position="0% 100%" style:font-name="FreeMono" style:text-underline-style="none" fo:font-weight="normal" officeooo:rsid="0185fc06" officeooo:paragraph-rsid="0186f81b" style:font-weight-asian="normal" style:font-weight-complex="normal"/>
    </style:style>
    <style:style style:name="P80" style:family="paragraph" style:parent-style-name="Standard">
      <style:paragraph-properties fo:text-align="start" style:justify-single-word="false" style:writing-mode="lr-tb"/>
      <style:text-properties style:text-position="0% 100%" style:font-name="FreeMono" fo:font-style="normal" style:text-underline-style="none" fo:font-weight="normal" officeooo:rsid="010741b8" officeooo:paragraph-rsid="010741b8" style:font-name-asian="FreeMono" style:font-style-asian="normal" style:font-weight-asian="normal" style:font-name-complex="FreeMono" style:font-style-complex="normal" style:font-weight-complex="normal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bold" officeooo:rsid="008cc0fe" officeooo:paragraph-rsid="008cc0fe" style:font-weight-asian="bold" style:font-weight-complex="bold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fc6580" officeooo:paragraph-rsid="010121e9" style:font-weight-asian="normal" style:font-weight-complex="normal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0fc6580" officeooo:paragraph-rsid="01037aba" style:font-weight-asian="normal" style:font-weight-complex="normal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17aee51" officeooo:paragraph-rsid="017aee51" style:font-weight-asian="normal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17d0d8b" officeooo:paragraph-rsid="017d0d8b" style:font-weight-asian="normal" style:font-weight-complex="normal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17d0d8b" officeooo:paragraph-rsid="017e2445" style:font-weight-asian="normal" style:font-weight-complex="normal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17d0d8b" officeooo:paragraph-rsid="018206ab" style:font-weight-asian="normal" style:font-weight-complex="normal"/>
    </style:style>
    <style:style style:name="P88" style:family="paragraph" style:parent-style-name="Standard">
      <style:paragraph-properties fo:text-align="start" style:justify-single-word="false" style:writing-mode="lr-tb"/>
      <style:text-properties style:font-name="FreeMono" style:text-underline-style="none" fo:font-weight="normal" officeooo:rsid="017d0d8b" officeooo:paragraph-rsid="0185d2be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1e7ac5" officeooo:paragraph-rsid="011e7ac5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608029" officeooo:paragraph-rsid="01608029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620b56" officeooo:paragraph-rsid="01620b56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normal" officeooo:rsid="01639800" officeooo:paragraph-rsid="01639800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158c9ee" officeooo:paragraph-rsid="0158c9ee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15bcb01" officeooo:paragraph-rsid="015bcb01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15d5af0" officeooo:paragraph-rsid="015d5af0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15ec994" officeooo:paragraph-rsid="015ec994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style:text-position="0% 100%" style:font-name="FreeMono" style:text-underline-style="none" fo:font-weight="bold" officeooo:rsid="008cc0fe" officeooo:paragraph-rsid="008cc0fe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29642" officeooo:paragraph-rsid="01229642" style:font-name-asian="FreeMono" style:font-style-asian="normal" style:font-weight-asian="normal" style:font-name-complex="FreeMono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29642" officeooo:paragraph-rsid="012dd424" style:font-name-asian="FreeMono" style:font-style-asian="normal" style:font-weight-asian="normal" style:font-name-complex="FreeMono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49c4f" officeooo:paragraph-rsid="012486a4" style:font-name-asian="FreeMono" style:font-style-asian="normal" style:font-weight-asian="normal" style:font-name-complex="FreeMono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9b671" officeooo:paragraph-rsid="012f9d15" style:font-name-asian="FreeMono" style:font-style-asian="normal" style:font-weight-asian="normal" style:font-name-complex="FreeMono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303da8" officeooo:paragraph-rsid="01303da8" style:font-name-asian="FreeMono" style:font-style-asian="normal" style:font-weight-asian="normal" style:font-name-complex="FreeMono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style:font-name="FreeMono" fo:font-style="normal" style:text-underline-style="none" fo:font-weight="normal" officeooo:rsid="012b71cd" officeooo:paragraph-rsid="01342131" style:font-name-asian="FreeMono" style:font-style-asian="normal" style:font-weight-asian="normal" style:font-name-complex="FreeMono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0720521" officeooo:paragraph-rsid="00720521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55ed6b" officeooo:paragraph-rsid="0155ed6b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FreeMono" style:text-underline-style="none" fo:font-weight="normal" officeooo:rsid="0157e4fe" officeooo:paragraph-rsid="0157e4fe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1bae0a" officeooo:paragraph-rsid="005d5b3f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FreeMono" style:text-underline-style="none" fo:font-weight="bold" officeooo:rsid="008ade5a" officeooo:paragraph-rsid="008ade5a" style:font-weight-asian="bold" style:font-weight-complex="bold"/>
    </style:style>
    <style:style style:name="T1" style:family="text">
      <style:text-properties officeooo:rsid="0013cd37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-asian="FreeMono" style:font-name-complex="FreeMono"/>
    </style:style>
    <style:style style:name="T4" style:family="text">
      <style:text-properties style:text-position="super 58%" officeooo:rsid="00aec8c0" style:font-name-asian="FreeMono" style:font-name-complex="FreeMono"/>
    </style:style>
    <style:style style:name="T5" style:family="text">
      <style:text-properties style:text-position="super 58%" officeooo:rsid="00b0c236" style:font-name-asian="FreeMono" style:font-name-complex="FreeMono"/>
    </style:style>
    <style:style style:name="T6" style:family="text">
      <style:text-properties style:text-position="super 58%" officeooo:rsid="00b316d8" style:font-name-asian="FreeMono" style:font-name-complex="FreeMono"/>
    </style:style>
    <style:style style:name="T7" style:family="text">
      <style:text-properties style:text-position="super 58%" officeooo:rsid="00fd9a9f" style:font-name-asian="FreeMono" style:font-name-complex="FreeMono"/>
    </style:style>
    <style:style style:name="T8" style:family="text">
      <style:text-properties style:text-position="super 58%" officeooo:rsid="001bae0a" style:font-name-asian="FreeMono" style:font-name-complex="FreeMono"/>
    </style:style>
    <style:style style:name="T9" style:family="text">
      <style:text-properties style:text-position="super 58%" officeooo:rsid="01056d88" style:font-name-asian="FreeMono" style:font-name-complex="FreeMono"/>
    </style:style>
    <style:style style:name="T10" style:family="text">
      <style:text-properties style:text-position="super 58%" officeooo:rsid="01608029" style:font-name-asian="FreeMono" style:font-name-complex="FreeMono"/>
    </style:style>
    <style:style style:name="T11" style:family="text">
      <style:text-properties style:text-position="super 58%" officeooo:rsid="01753ce0" style:font-name-asian="FreeMono" style:font-name-complex="FreeMono"/>
    </style:style>
    <style:style style:name="T12" style:family="text">
      <style:text-properties style:text-position="super 58%" officeooo:rsid="0090b343"/>
    </style:style>
    <style:style style:name="T13" style:family="text">
      <style:text-properties style:text-position="super 58%" officeooo:rsid="01056d88"/>
    </style:style>
    <style:style style:name="T14" style:family="text">
      <style:text-properties style:text-position="super 58%" fo:font-style="normal" style:font-name-asian="FreeMono" style:font-style-asian="normal" style:font-name-complex="FreeMono" style:font-style-complex="normal"/>
    </style:style>
    <style:style style:name="T15" style:family="text">
      <style:text-properties style:text-position="super 58%" fo:font-style="normal" officeooo:rsid="009cf778" style:font-name-asian="FreeMono" style:font-style-asian="normal" style:font-name-complex="FreeMono" style:font-style-complex="normal"/>
    </style:style>
    <style:style style:name="T16" style:family="text">
      <style:text-properties style:text-position="super 58%" fo:font-style="normal" officeooo:rsid="017d5875" style:font-name-asian="FreeMono" style:font-style-asian="normal" style:font-name-complex="FreeMono" style:font-style-complex="normal"/>
    </style:style>
    <style:style style:name="T17" style:family="text">
      <style:text-properties style:text-position="super 58%" fo:font-style="normal" officeooo:rsid="017e2445" style:font-name-asian="FreeMono" style:font-style-asian="normal" style:font-name-complex="FreeMono" style:font-style-complex="normal"/>
    </style:style>
    <style:style style:name="T18" style:family="text">
      <style:text-properties style:text-position="super 58%" fo:font-style="normal" officeooo:rsid="018030b9" style:font-name-asian="FreeMono" style:font-style-asian="normal" style:font-name-complex="FreeMono" style:font-style-complex="normal"/>
    </style:style>
    <style:style style:name="T19" style:family="text">
      <style:text-properties style:text-position="super 58%" fo:font-style="normal" officeooo:rsid="018206ab" style:font-name-asian="FreeMono" style:font-style-asian="normal" style:font-name-complex="FreeMono" style:font-style-complex="normal"/>
    </style:style>
    <style:style style:name="T20" style:family="text">
      <style:text-properties style:text-position="super 58%" fo:font-style="normal" officeooo:rsid="0184683a" style:font-name-asian="FreeMono" style:font-style-asian="normal" style:font-name-complex="FreeMono" style:font-style-complex="normal"/>
    </style:style>
    <style:style style:name="T21" style:family="text">
      <style:text-properties style:text-position="super 58%" fo:font-style="normal" fo:font-weight="normal" style:font-name-asian="FreeMono" style:font-style-asian="normal" style:font-weight-asian="normal" style:font-name-complex="FreeMono" style:font-style-complex="normal" style:font-weight-complex="normal"/>
    </style:style>
    <style:style style:name="T22" style:family="text">
      <style:text-properties style:text-position="super 58%" style:font-name-asian="Nachlieli CLM" style:font-name-complex="Nachlieli CLM"/>
    </style:style>
    <style:style style:name="T23" style:family="text">
      <style:text-properties style:text-position="super 58%" fo:font-weight="normal" style:font-weight-asian="normal" style:font-weight-complex="normal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143c2d"/>
    </style:style>
    <style:style style:name="T26" style:family="text">
      <style:text-properties style:text-position="sub 58%" style:font-name-asian="FreeMono" style:font-name-complex="FreeMono"/>
    </style:style>
    <style:style style:name="T27" style:family="text">
      <style:text-properties style:text-position="sub 58%" officeooo:rsid="009fda78" style:font-name-asian="FreeMono" style:font-name-complex="FreeMono"/>
    </style:style>
    <style:style style:name="T28" style:family="text">
      <style:text-properties style:text-position="sub 58%" officeooo:rsid="009cf778" style:font-name-asian="FreeMono" style:font-name-complex="FreeMono"/>
    </style:style>
    <style:style style:name="T29" style:family="text">
      <style:text-properties style:text-position="sub 58%" officeooo:rsid="00befa46" style:font-name-asian="FreeMono" style:font-name-complex="FreeMono"/>
    </style:style>
    <style:style style:name="T30" style:family="text">
      <style:text-properties style:text-position="sub 58%" officeooo:rsid="00ff40b5" style:font-name-asian="FreeMono" style:font-name-complex="FreeMono"/>
    </style:style>
    <style:style style:name="T31" style:family="text">
      <style:text-properties style:text-position="sub 58%" officeooo:rsid="01056d88" style:font-name-asian="FreeMono" style:font-name-complex="FreeMono"/>
    </style:style>
    <style:style style:name="T32" style:family="text">
      <style:text-properties style:text-position="sub 58%" officeooo:rsid="010b31a5" style:font-name-asian="FreeMono" style:font-name-complex="FreeMono"/>
    </style:style>
    <style:style style:name="T33" style:family="text">
      <style:text-properties style:text-position="sub 58%" officeooo:rsid="01628d37" style:font-name-asian="FreeMono" style:font-name-complex="FreeMono"/>
    </style:style>
    <style:style style:name="T34" style:family="text">
      <style:text-properties style:text-position="sub 58%" officeooo:rsid="017180bb" style:font-name-asian="FreeMono" style:font-name-complex="FreeMono"/>
    </style:style>
    <style:style style:name="T35" style:family="text">
      <style:text-properties style:text-position="sub 58%" fo:font-style="normal" style:font-name-asian="FreeMono" style:font-style-asian="normal" style:font-name-complex="FreeMono" style:font-style-complex="normal"/>
    </style:style>
    <style:style style:name="T36" style:family="text">
      <style:text-properties style:text-position="sub 58%" fo:font-style="normal" officeooo:rsid="01229642" style:font-name-asian="FreeMono" style:font-style-asian="normal" style:font-name-complex="FreeMono" style:font-style-complex="normal"/>
    </style:style>
    <style:style style:name="T37" style:family="text">
      <style:text-properties style:text-position="sub 58%" fo:font-style="normal" officeooo:rsid="01249c4f" style:font-name-asian="FreeMono" style:font-style-asian="normal" style:font-name-complex="FreeMono" style:font-style-complex="normal"/>
    </style:style>
    <style:style style:name="T38" style:family="text">
      <style:text-properties style:text-position="sub 58%" fo:font-style="normal" officeooo:rsid="012f9d15" style:font-name-asian="FreeMono" style:font-style-asian="normal" style:font-name-complex="FreeMono" style:font-style-complex="normal"/>
    </style:style>
    <style:style style:name="T39" style:family="text">
      <style:text-properties style:text-position="sub 58%" fo:font-style="normal" officeooo:rsid="0135159c" style:font-name-asian="FreeMono" style:font-style-asian="normal" style:font-name-complex="FreeMono" style:font-style-complex="normal"/>
    </style:style>
    <style:style style:name="T40" style:family="text">
      <style:text-properties style:text-position="sub 58%" fo:font-style="normal" officeooo:rsid="009cf778" style:font-name-asian="FreeMono" style:font-style-asian="normal" style:font-name-complex="FreeMono" style:font-style-complex="normal"/>
    </style:style>
    <style:style style:name="T41" style:family="text">
      <style:text-properties style:text-position="sub 58%" fo:font-style="normal" officeooo:rsid="018030b9" style:font-name-asian="FreeMono" style:font-style-asian="normal" style:font-name-complex="FreeMono" style:font-style-complex="normal"/>
    </style:style>
    <style:style style:name="T42" style:family="text">
      <style:text-properties style:text-position="sub 58%" fo:font-style="normal" officeooo:rsid="018206ab" style:font-name-asian="FreeMono" style:font-style-asian="normal" style:font-name-complex="FreeMono" style:font-style-complex="normal"/>
    </style:style>
    <style:style style:name="T43" style:family="text">
      <style:text-properties style:text-position="sub 58%" fo:font-style="normal" officeooo:rsid="018261b9" style:font-name-asian="FreeMono" style:font-style-asian="normal" style:font-name-complex="FreeMono" style:font-style-complex="normal"/>
    </style:style>
    <style:style style:name="T44" style:family="text">
      <style:text-properties style:text-position="sub 58%" fo:font-weight="normal" style:font-weight-asian="normal" style:font-weight-complex="normal"/>
    </style:style>
    <style:style style:name="T45" style:family="text">
      <style:text-properties style:text-position="sub 58%" officeooo:rsid="017bc618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143c2d"/>
    </style:style>
    <style:style style:name="T48" style:family="text">
      <style:text-properties style:text-position="0% 100%" officeooo:rsid="0013cd37"/>
    </style:style>
    <style:style style:name="T49" style:family="text">
      <style:text-properties style:text-position="0% 100%" style:font-name-asian="FreeMono" style:font-name-complex="FreeMono"/>
    </style:style>
    <style:style style:name="T50" style:family="text">
      <style:text-properties style:text-position="0% 100%" officeooo:rsid="008d0c08" style:font-name-asian="FreeMono" style:font-name-complex="FreeMono"/>
    </style:style>
    <style:style style:name="T51" style:family="text">
      <style:text-properties style:text-position="0% 100%" officeooo:rsid="009004c0" style:font-name-asian="FreeMono" style:font-name-complex="FreeMono"/>
    </style:style>
    <style:style style:name="T52" style:family="text">
      <style:text-properties style:text-position="0% 100%" officeooo:rsid="009fda78" style:font-name-asian="FreeMono" style:font-name-complex="FreeMono"/>
    </style:style>
    <style:style style:name="T53" style:family="text">
      <style:text-properties style:text-position="0% 100%" officeooo:rsid="00a10190" style:font-name-asian="FreeMono" style:font-name-complex="FreeMono"/>
    </style:style>
    <style:style style:name="T54" style:family="text">
      <style:text-properties style:text-position="0% 100%" officeooo:rsid="009cf778" style:font-name-asian="FreeMono" style:font-name-complex="FreeMono"/>
    </style:style>
    <style:style style:name="T55" style:family="text">
      <style:text-properties style:text-position="0% 100%" officeooo:rsid="00aec8c0" style:font-name-asian="FreeMono" style:font-name-complex="FreeMono"/>
    </style:style>
    <style:style style:name="T56" style:family="text">
      <style:text-properties style:text-position="0% 100%" officeooo:rsid="00b0c236" style:font-name-asian="FreeMono" style:font-name-complex="FreeMono"/>
    </style:style>
    <style:style style:name="T57" style:family="text">
      <style:text-properties style:text-position="0% 100%" officeooo:rsid="00b316d8" style:font-name-asian="FreeMono" style:font-name-complex="FreeMono"/>
    </style:style>
    <style:style style:name="T58" style:family="text">
      <style:text-properties style:text-position="0% 100%" officeooo:rsid="00cebe54" style:font-name-asian="FreeMono" style:font-name-complex="FreeMono"/>
    </style:style>
    <style:style style:name="T59" style:family="text">
      <style:text-properties style:text-position="0% 100%" officeooo:rsid="0013cd37" style:font-name-asian="FreeMono" style:font-name-complex="FreeMono"/>
    </style:style>
    <style:style style:name="T60" style:family="text">
      <style:text-properties style:text-position="0% 100%" officeooo:rsid="00fd9a9f" style:font-name-asian="FreeMono" style:font-name-complex="FreeMono"/>
    </style:style>
    <style:style style:name="T61" style:family="text">
      <style:text-properties style:text-position="0% 100%" officeooo:rsid="00ff40b5" style:font-name-asian="FreeMono" style:font-name-complex="FreeMono"/>
    </style:style>
    <style:style style:name="T62" style:family="text">
      <style:text-properties style:text-position="0% 100%" officeooo:rsid="001bae0a" style:font-name-asian="FreeMono" style:font-name-complex="FreeMono"/>
    </style:style>
    <style:style style:name="T63" style:family="text">
      <style:text-properties style:text-position="0% 100%" officeooo:rsid="01056d88" style:font-name-asian="FreeMono" style:font-name-complex="FreeMono"/>
    </style:style>
    <style:style style:name="T64" style:family="text">
      <style:text-properties style:text-position="0% 100%" officeooo:rsid="01064085" style:font-name-asian="FreeMono" style:font-name-complex="FreeMono"/>
    </style:style>
    <style:style style:name="T65" style:family="text">
      <style:text-properties style:text-position="0% 100%" officeooo:rsid="01083947" style:font-name-asian="FreeMono" style:font-name-complex="FreeMono"/>
    </style:style>
    <style:style style:name="T66" style:family="text">
      <style:text-properties style:text-position="0% 100%" officeooo:rsid="0109c6d2" style:font-name-asian="FreeMono" style:font-name-complex="FreeMono"/>
    </style:style>
    <style:style style:name="T67" style:family="text">
      <style:text-properties style:text-position="0% 100%" officeooo:rsid="010b31a5" style:font-name-asian="FreeMono" style:font-name-complex="FreeMono"/>
    </style:style>
    <style:style style:name="T68" style:family="text">
      <style:text-properties style:text-position="0% 100%" officeooo:rsid="010c3e2e" style:font-name-asian="FreeMono" style:font-name-complex="FreeMono"/>
    </style:style>
    <style:style style:name="T69" style:family="text">
      <style:text-properties style:text-position="0% 100%" officeooo:rsid="008ade5a"/>
    </style:style>
    <style:style style:name="T70" style:family="text">
      <style:text-properties style:text-position="0% 100%" officeooo:rsid="009004c0"/>
    </style:style>
    <style:style style:name="T71" style:family="text">
      <style:text-properties style:text-position="0% 100%" officeooo:rsid="0090b343"/>
    </style:style>
    <style:style style:name="T72" style:family="text">
      <style:text-properties style:text-position="0% 100%" officeooo:rsid="00d8052d"/>
    </style:style>
    <style:style style:name="T73" style:family="text">
      <style:text-properties style:text-position="0% 100%" fo:font-style="italic" officeooo:rsid="00d8052d" style:font-style-asian="italic" style:font-style-complex="italic"/>
    </style:style>
    <style:style style:name="T74" style:family="text">
      <style:text-properties style:text-position="0% 100%" fo:font-style="italic" officeooo:rsid="00403cb9" style:font-name-asian="Nachlieli CLM" style:font-style-asian="italic" style:font-name-complex="Nachlieli CLM" style:font-style-complex="italic"/>
    </style:style>
    <style:style style:name="T75" style:family="text">
      <style:text-properties style:text-position="0% 100%" fo:font-style="italic" officeooo:rsid="01249c4f" style:font-name-asian="FreeMono" style:font-style-asian="italic" style:font-name-complex="FreeMono" style:font-style-complex="italic"/>
    </style:style>
    <style:style style:name="T76" style:family="text">
      <style:text-properties style:text-position="0% 100%" fo:font-weight="bold" officeooo:rsid="0013cd37" style:font-name-asian="FreeMono" style:font-weight-asian="bold" style:font-name-complex="FreeMono" style:font-weight-complex="bold"/>
    </style:style>
    <style:style style:name="T77" style:family="text">
      <style:text-properties style:text-position="0% 100%" officeooo:rsid="01056d88"/>
    </style:style>
    <style:style style:name="T78" style:family="text">
      <style:text-properties style:text-position="0% 100%" style:font-name="Nachlieli CLM" style:font-name-asian="Nachlieli CLM" style:font-name-complex="Nachlieli CLM"/>
    </style:style>
    <style:style style:name="T79" style:family="text">
      <style:text-properties style:text-position="0% 100%" style:font-name="Nachlieli CLM" officeooo:rsid="010b31a5" style:font-name-asian="Nachlieli CLM" style:font-name-complex="Nachlieli CLM"/>
    </style:style>
    <style:style style:name="T80" style:family="text">
      <style:text-properties style:text-position="0% 100%" style:font-name="Nachlieli CLM" officeooo:rsid="01056d88" style:font-name-asian="Nachlieli CLM" style:font-name-complex="Nachlieli CLM"/>
    </style:style>
    <style:style style:name="T81" style:family="text">
      <style:text-properties style:text-position="0% 100%" style:font-name-asian="Noto Serif CJK SC" style:font-name-complex="FreeSans"/>
    </style:style>
    <style:style style:name="T82" style:family="text">
      <style:text-properties style:text-position="0% 100%" officeooo:rsid="0013cd37" style:font-name-asian="Nachlieli CLM" style:font-name-complex="Nachlieli CLM"/>
    </style:style>
    <style:style style:name="T83" style:family="text">
      <style:text-properties style:text-position="0% 100%" officeooo:rsid="00403cb9" style:font-name-asian="Nachlieli CLM" style:font-name-complex="Nachlieli CLM"/>
    </style:style>
    <style:style style:name="T84" style:family="text">
      <style:text-properties style:text-position="0% 100%" officeooo:rsid="01133bf7" style:font-name-asian="Nachlieli CLM" style:font-name-complex="Nachlieli CLM"/>
    </style:style>
    <style:style style:name="T85" style:family="text">
      <style:text-properties style:text-position="0% 100%" officeooo:rsid="01163f0f"/>
    </style:style>
    <style:style style:name="T86" style:family="text">
      <style:text-properties style:text-position="0% 100%" officeooo:rsid="0116d17a"/>
    </style:style>
    <style:style style:name="T87" style:family="text">
      <style:text-properties style:text-position="0% 100%" fo:font-style="normal" style:font-name-asian="FreeMono" style:font-style-asian="normal" style:font-name-complex="FreeMono" style:font-style-complex="normal"/>
    </style:style>
    <style:style style:name="T88" style:family="text">
      <style:text-properties style:text-position="0% 100%" fo:font-style="normal" officeooo:rsid="009cf778" style:font-name-asian="FreeMono" style:font-style-asian="normal" style:font-name-complex="FreeMono" style:font-style-complex="normal"/>
    </style:style>
    <style:style style:name="T89" style:family="text">
      <style:text-properties style:text-position="0% 100%" fo:font-style="normal" officeooo:rsid="01229642" style:font-name-asian="FreeMono" style:font-style-asian="normal" style:font-name-complex="FreeMono" style:font-style-complex="normal"/>
    </style:style>
    <style:style style:name="T90" style:family="text">
      <style:text-properties style:text-position="0% 100%" fo:font-style="normal" officeooo:rsid="01249c4f" style:font-name-asian="FreeMono" style:font-style-asian="normal" style:font-name-complex="FreeMono" style:font-style-complex="normal"/>
    </style:style>
    <style:style style:name="T91" style:family="text">
      <style:text-properties style:text-position="0% 100%" fo:font-style="normal" officeooo:rsid="0124f384" style:font-name-asian="FreeMono" style:font-style-asian="normal" style:font-name-complex="FreeMono" style:font-style-complex="normal"/>
    </style:style>
    <style:style style:name="T92" style:family="text">
      <style:text-properties style:text-position="0% 100%" fo:font-style="normal" officeooo:rsid="0125227e" style:font-name-asian="FreeMono" style:font-style-asian="normal" style:font-name-complex="FreeMono" style:font-style-complex="normal"/>
    </style:style>
    <style:style style:name="T93" style:family="text">
      <style:text-properties style:text-position="0% 100%" fo:font-style="normal" officeooo:rsid="0129b671" style:font-name-asian="FreeMono" style:font-style-asian="normal" style:font-name-complex="FreeMono" style:font-style-complex="normal"/>
    </style:style>
    <style:style style:name="T94" style:family="text">
      <style:text-properties style:text-position="0% 100%" fo:font-style="normal" officeooo:rsid="012b71cd" style:font-name-asian="FreeMono" style:font-style-asian="normal" style:font-name-complex="FreeMono" style:font-style-complex="normal"/>
    </style:style>
    <style:style style:name="T95" style:family="text">
      <style:text-properties style:text-position="0% 100%" fo:font-style="normal" officeooo:rsid="012f9d15" style:font-name-asian="FreeMono" style:font-style-asian="normal" style:font-name-complex="FreeMono" style:font-style-complex="normal"/>
    </style:style>
    <style:style style:name="T96" style:family="text">
      <style:text-properties style:text-position="0% 100%" fo:font-style="normal" officeooo:rsid="01303da8" style:font-name-asian="FreeMono" style:font-style-asian="normal" style:font-name-complex="FreeMono" style:font-style-complex="normal"/>
    </style:style>
    <style:style style:name="T97" style:family="text">
      <style:text-properties style:text-position="0% 100%" fo:font-style="normal" officeooo:rsid="01342131" style:font-name-asian="FreeMono" style:font-style-asian="normal" style:font-name-complex="FreeMono" style:font-style-complex="normal"/>
    </style:style>
    <style:style style:name="T98" style:family="text">
      <style:text-properties style:text-position="0% 100%" fo:font-style="normal" officeooo:rsid="0135159c" style:font-name-asian="FreeMono" style:font-style-asian="normal" style:font-name-complex="FreeMono" style:font-style-complex="normal"/>
    </style:style>
    <style:style style:name="T99" style:family="text">
      <style:text-properties style:text-position="0% 100%" fo:font-style="normal" officeooo:rsid="017d5875" style:font-name-asian="FreeMono" style:font-style-asian="normal" style:font-name-complex="FreeMono" style:font-style-complex="normal"/>
    </style:style>
    <style:style style:name="T100" style:family="text">
      <style:text-properties style:text-position="0% 100%" fo:font-style="normal" officeooo:rsid="017e2445" style:font-name-asian="FreeMono" style:font-style-asian="normal" style:font-name-complex="FreeMono" style:font-style-complex="normal"/>
    </style:style>
    <style:style style:name="T101" style:family="text">
      <style:text-properties style:text-position="0% 100%" fo:font-style="normal" officeooo:rsid="018030b9" style:font-name-asian="FreeMono" style:font-style-asian="normal" style:font-name-complex="FreeMono" style:font-style-complex="normal"/>
    </style:style>
    <style:style style:name="T102" style:family="text">
      <style:text-properties style:text-position="0% 100%" fo:font-style="normal" officeooo:rsid="018206ab" style:font-name-asian="FreeMono" style:font-style-asian="normal" style:font-name-complex="FreeMono" style:font-style-complex="normal"/>
    </style:style>
    <style:style style:name="T103" style:family="text">
      <style:text-properties style:text-position="0% 100%" fo:font-style="normal" officeooo:rsid="018261b9" style:font-name-asian="FreeMono" style:font-style-asian="normal" style:font-name-complex="FreeMono" style:font-style-complex="normal"/>
    </style:style>
    <style:style style:name="T104" style:family="text">
      <style:text-properties style:text-position="0% 100%" fo:font-style="normal" officeooo:rsid="0184683a" style:font-name-asian="FreeMono" style:font-style-asian="normal" style:font-name-complex="FreeMono" style:font-style-complex="normal"/>
    </style:style>
    <style:style style:name="T105" style:family="text">
      <style:text-properties style:text-position="0% 100%" style:font-name="Nachlieli CLM" style:font-name-asian="Nachlieli CLM" style:font-name-complex="Nachlieli CLM"/>
    </style:style>
    <style:style style:name="T106" style:family="text">
      <style:text-properties style:text-position="0% 100%" style:font-name-asian="Nachlieli CLM" style:font-name-complex="Nachlieli CLM"/>
    </style:style>
    <style:style style:name="T107" style:family="text">
      <style:text-properties style:text-position="0% 100%" officeooo:rsid="017bc618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0033b28d" style:font-style-asian="italic" style:font-style-complex="italic"/>
    </style:style>
    <style:style style:name="T110" style:family="text">
      <style:text-properties fo:font-style="italic" officeooo:rsid="003c04f9" style:font-style-asian="italic" style:font-style-complex="italic"/>
    </style:style>
    <style:style style:name="T111" style:family="text">
      <style:text-properties fo:font-style="italic" officeooo:rsid="007a9c69" style:font-style-asian="italic" style:font-style-complex="italic"/>
    </style:style>
    <style:style style:name="T112" style:family="text">
      <style:text-properties fo:font-style="italic" officeooo:rsid="008397ec" style:font-style-asian="italic" style:font-style-complex="italic"/>
    </style:style>
    <style:style style:name="T113" style:family="text">
      <style:text-properties fo:font-style="italic" officeooo:rsid="00858fdd" style:font-style-asian="italic" style:font-style-complex="italic"/>
    </style:style>
    <style:style style:name="T114" style:family="text">
      <style:text-properties officeooo:rsid="0033b28d"/>
    </style:style>
    <style:style style:name="T115" style:family="text">
      <style:text-properties fo:font-style="normal" style:font-style-asian="normal" style:font-style-complex="normal"/>
    </style:style>
    <style:style style:name="T116" style:family="text">
      <style:text-properties fo:font-style="normal" officeooo:rsid="003c04f9" style:font-style-asian="normal" style:font-style-complex="normal"/>
    </style:style>
    <style:style style:name="T117" style:family="text">
      <style:text-properties fo:font-style="normal" officeooo:rsid="0013cd37" style:font-style-asian="normal" style:font-style-complex="normal"/>
    </style:style>
    <style:style style:name="T118" style:family="text">
      <style:text-properties fo:font-style="normal" officeooo:rsid="008397ec" style:font-style-asian="normal" style:font-style-complex="normal"/>
    </style:style>
    <style:style style:name="T119" style:family="text">
      <style:text-properties fo:font-style="normal" style:font-name-asian="FreeMono" style:font-style-asian="normal" style:font-name-complex="FreeMono" style:font-style-complex="normal"/>
    </style:style>
    <style:style style:name="T120" style:family="text">
      <style:text-properties fo:font-style="normal" officeooo:rsid="0013cd37" style:font-name-asian="FreeMono" style:font-style-asian="normal" style:font-name-complex="FreeMono" style:font-style-complex="normal"/>
    </style:style>
    <style:style style:name="T121" style:family="text">
      <style:text-properties fo:font-style="normal" officeooo:rsid="015bcb01" style:font-name-asian="FreeMono" style:font-style-asian="normal" style:font-name-complex="FreeMono" style:font-style-complex="normal"/>
    </style:style>
    <style:style style:name="T122" style:family="text">
      <style:text-properties fo:font-style="normal" officeooo:rsid="0184683a" style:font-name-asian="FreeMono" style:font-style-asian="normal" style:font-name-complex="FreeMono" style:font-style-complex="normal"/>
    </style:style>
    <style:style style:name="T123" style:family="text">
      <style:text-properties fo:font-style="normal" officeooo:rsid="018261b9" style:font-name-asian="FreeMono" style:font-style-asian="normal" style:font-name-complex="FreeMono" style:font-style-complex="normal"/>
    </style:style>
    <style:style style:name="T124" style:family="text">
      <style:text-properties fo:font-style="normal" fo:font-weight="normal" style:font-name-asian="FreeMono" style:font-style-asian="normal" style:font-weight-asian="normal" style:font-name-complex="FreeMono" style:font-style-complex="normal" style:font-weight-complex="normal"/>
    </style:style>
    <style:style style:name="T125" style:family="text">
      <style:text-properties fo:font-style="normal" fo:font-weight="normal" officeooo:rsid="009cf778" style:font-name-asian="FreeMono" style:font-style-asian="normal" style:font-weight-asian="normal" style:font-name-complex="FreeMono" style:font-style-complex="normal" style:font-weight-complex="normal"/>
    </style:style>
    <style:style style:name="T126" style:family="text">
      <style:text-properties fo:font-style="normal" fo:font-weight="normal" officeooo:rsid="0013cd37" style:font-name-asian="FreeMono" style:font-style-asian="normal" style:font-weight-asian="normal" style:font-name-complex="FreeMono" style:font-style-complex="normal" style:font-weight-complex="normal"/>
    </style:style>
    <style:style style:name="T127" style:family="text">
      <style:text-properties style:font-name-asian="FreeMono" style:font-name-complex="FreeMono"/>
    </style:style>
    <style:style style:name="T128" style:family="text">
      <style:text-properties officeooo:rsid="005d5b3f" style:font-name-asian="FreeMono" style:font-name-complex="FreeMono"/>
    </style:style>
    <style:style style:name="T129" style:family="text">
      <style:text-properties officeooo:rsid="0085ba6b" style:font-name-asian="FreeMono" style:font-name-complex="FreeMono"/>
    </style:style>
    <style:style style:name="T130" style:family="text">
      <style:text-properties officeooo:rsid="009cf778" style:font-name-asian="FreeMono" style:font-name-complex="FreeMono"/>
    </style:style>
    <style:style style:name="T131" style:family="text">
      <style:text-properties officeooo:rsid="00b0c236" style:font-name-asian="FreeMono" style:font-name-complex="FreeMono"/>
    </style:style>
    <style:style style:name="T132" style:family="text">
      <style:text-properties officeooo:rsid="009fda78" style:font-name-asian="FreeMono" style:font-name-complex="FreeMono"/>
    </style:style>
    <style:style style:name="T133" style:family="text">
      <style:text-properties officeooo:rsid="00b316d8" style:font-name-asian="FreeMono" style:font-name-complex="FreeMono"/>
    </style:style>
    <style:style style:name="T134" style:family="text">
      <style:text-properties officeooo:rsid="00bb9ef7" style:font-name-asian="FreeMono" style:font-name-complex="FreeMono"/>
    </style:style>
    <style:style style:name="T135" style:family="text">
      <style:text-properties officeooo:rsid="00befa46" style:font-name-asian="FreeMono" style:font-name-complex="FreeMono"/>
    </style:style>
    <style:style style:name="T136" style:family="text">
      <style:text-properties officeooo:rsid="00c298d1" style:font-name-asian="FreeMono" style:font-name-complex="FreeMono"/>
    </style:style>
    <style:style style:name="T137" style:family="text">
      <style:text-properties officeooo:rsid="00c4efc8" style:font-name-asian="FreeMono" style:font-name-complex="FreeMono"/>
    </style:style>
    <style:style style:name="T138" style:family="text">
      <style:text-properties officeooo:rsid="00c6a7f5" style:font-name-asian="FreeMono" style:font-name-complex="FreeMono"/>
    </style:style>
    <style:style style:name="T139" style:family="text">
      <style:text-properties officeooo:rsid="00c90785" style:font-name-asian="FreeMono" style:font-name-complex="FreeMono"/>
    </style:style>
    <style:style style:name="T140" style:family="text">
      <style:text-properties officeooo:rsid="00ca9f66" style:font-name-asian="FreeMono" style:font-name-complex="FreeMono"/>
    </style:style>
    <style:style style:name="T141" style:family="text">
      <style:text-properties officeooo:rsid="00d0be01" style:font-name-asian="FreeMono" style:font-name-complex="FreeMono"/>
    </style:style>
    <style:style style:name="T142" style:family="text">
      <style:text-properties officeooo:rsid="00d61fae" style:font-name-asian="FreeMono" style:font-name-complex="FreeMono"/>
    </style:style>
    <style:style style:name="T143" style:family="text">
      <style:text-properties officeooo:rsid="00ff40b5" style:font-name-asian="FreeMono" style:font-name-complex="FreeMono"/>
    </style:style>
    <style:style style:name="T144" style:family="text">
      <style:text-properties officeooo:rsid="01608029" style:font-name-asian="FreeMono" style:font-name-complex="FreeMono"/>
    </style:style>
    <style:style style:name="T145" style:family="text">
      <style:text-properties officeooo:rsid="01628d37" style:font-name-asian="FreeMono" style:font-name-complex="FreeMono"/>
    </style:style>
    <style:style style:name="T146" style:family="text">
      <style:text-properties officeooo:rsid="01634c8b" style:font-name-asian="FreeMono" style:font-name-complex="FreeMono"/>
    </style:style>
    <style:style style:name="T147" style:family="text">
      <style:text-properties officeooo:rsid="016590a8" style:font-name-asian="FreeMono" style:font-name-complex="FreeMono"/>
    </style:style>
    <style:style style:name="T148" style:family="text">
      <style:text-properties officeooo:rsid="017180bb" style:font-name-asian="FreeMono" style:font-name-complex="FreeMono"/>
    </style:style>
    <style:style style:name="T149" style:family="text">
      <style:text-properties officeooo:rsid="00fd9a9f" style:font-name-asian="FreeMono" style:font-name-complex="FreeMono"/>
    </style:style>
    <style:style style:name="T150" style:family="text">
      <style:text-properties officeooo:rsid="001bae0a" style:font-name-asian="FreeMono" style:font-name-complex="FreeMono"/>
    </style:style>
    <style:style style:name="T151" style:family="text">
      <style:text-properties officeooo:rsid="01753ce0" style:font-name-asian="FreeMono" style:font-name-complex="FreeMono"/>
    </style:style>
    <style:style style:name="T152" style:family="text">
      <style:text-properties officeooo:rsid="0013cd37" style:font-name-asian="FreeMono" style:font-name-complex="FreeMono"/>
    </style:style>
    <style:style style:name="T153" style:family="text">
      <style:text-properties officeooo:rsid="005f2318"/>
    </style:style>
    <style:style style:name="T154" style:family="text">
      <style:text-properties fo:font-weight="bold" officeooo:rsid="0013cd37" style:font-weight-asian="bold" style:font-weight-complex="bold"/>
    </style:style>
    <style:style style:name="T155" style:family="text">
      <style:text-properties officeooo:rsid="008397ec"/>
    </style:style>
    <style:style style:name="T156" style:family="text">
      <style:text-properties officeooo:rsid="00858fdd"/>
    </style:style>
    <style:style style:name="T157" style:family="text">
      <style:text-properties officeooo:rsid="01042c66"/>
    </style:style>
    <style:style style:name="T158" style:family="text">
      <style:text-properties officeooo:rsid="01229642"/>
    </style:style>
    <style:style style:name="T159" style:family="text">
      <style:text-properties style:font-name="Nachlieli CLM" officeooo:rsid="015485ab" style:font-name-asian="Nachlieli CLM" style:font-name-complex="Nachlieli CLM"/>
    </style:style>
    <style:style style:name="T160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nden Vennes</text:p>
      <text:p text:style-name="P1">CS 324</text:p>
      <text:p text:style-name="P1">Homework 2</text:p>
      <text:p text:style-name="P1">01/30/19</text:p>
      <text:p text:style-name="P1"/>
      <text:p text:style-name="P3">PROBLEM 1</text:p>
      <text:p text:style-name="P5">Prove that x<text:span text:style-name="T2">3 </text:span>+ 1000x<text:span text:style-name="T2">2 </text:span>+ 50x + 2000 = Θ(x<text:span text:style-name="T2">3</text:span>). Prove this directly from the definition of Θ on page 44 of CLRS, by finding specific constants c<text:span text:style-name="T25">1</text:span>, c<text:span text:style-name="T25">2</text:span><text:span text:style-name="T47">,</text:span> and n<text:span text:style-name="T25">0</text:span>, and showing that all relevant inequalities hold.</text:p>
      <text:p text:style-name="P2"/>
      <text:p text:style-name="P40"/>
      <text:p text:style-name="P11">Definition of <text:span text:style-name="T1">Θ: </text:span><text:span text:style-name="T154"><text:s/></text:span><text:span text:style-name="T1">Θ</text:span>(g(n))= { f(n): there exists positive constants c<text:span text:style-name="T24">1</text:span><text:span text:style-name="T46">, c</text:span><text:span text:style-name="T24">2</text:span><text:span text:style-name="T46">, and n</text:span><text:span text:style-name="T24">0</text:span><text:span text:style-name="T46"> such that 0 </text:span><text:span text:style-name="T49">≤ c</text:span><text:span text:style-name="T26">1*</text:span><text:span text:style-name="T49">g(n) ≤ </text:span><text:span text:style-name="T52">f(n) </text:span><text:span text:style-name="T49">≤ c</text:span><text:span text:style-name="T27">2</text:span><text:span text:style-name="T26">*</text:span><text:span text:style-name="T49">g(n) </text:span><text:span text:style-name="T52">for all n ≥ n</text:span><text:span text:style-name="T27">0</text:span><text:span text:style-name="T52">. </text:span><text:span text:style-name="T53">}</text:span></text:p>
      <text:p text:style-name="P32"/>
      <text:p text:style-name="P12"><text:span text:style-name="T53">N</text:span><text:span text:style-name="T49">eed to prove: </text:span><text:span text:style-name="T54">0 ≤ c</text:span><text:span text:style-name="T28">1</text:span><text:span text:style-name="T54">*</text:span><text:span text:style-name="T55">x</text:span><text:span text:style-name="T4">3</text:span><text:span text:style-name="T54"> ≤ </text:span><text:span text:style-name="T56">x</text:span><text:span text:style-name="T5">3</text:span><text:span text:style-name="T56"> + 1000(x)</text:span><text:span text:style-name="T5">3</text:span><text:span text:style-name="T56"> + 50(x) + 2000</text:span><text:span text:style-name="T52"> </text:span><text:span text:style-name="T54">≤ c</text:span><text:span text:style-name="T27">2</text:span><text:span text:style-name="T54">*</text:span><text:span text:style-name="T55">x</text:span><text:span text:style-name="T4">3</text:span><text:span text:style-name="T54"> </text:span><text:span text:style-name="T52">for all </text:span><text:span text:style-name="T56">x</text:span><text:span text:style-name="T52"> ≥ n</text:span><text:span text:style-name="T27">0</text:span><text:span text:style-name="T58"> with some </text:span><text:span text:style-name="T54">c</text:span><text:span text:style-name="T28">1</text:span><text:span text:style-name="T58"> and </text:span><text:span text:style-name="T54">c</text:span><text:span text:style-name="T27">2</text:span><text:span text:style-name="T52">.</text:span></text:p>
      <text:p text:style-name="P33"/>
      <text:p text:style-name="P41"><text:span text:style-name="T54">0 ≤ c</text:span><text:span text:style-name="T28">1</text:span><text:span text:style-name="T54">*</text:span><text:span text:style-name="T55">x</text:span><text:span text:style-name="T4">3</text:span><text:span text:style-name="T54"> ≤ </text:span><text:span text:style-name="T56">x</text:span><text:span text:style-name="T5">3</text:span><text:span text:style-name="T56"> + 1000(x)</text:span><text:span text:style-name="T5">3</text:span><text:span text:style-name="T56"> + 50(x) + 2000</text:span><text:span text:style-name="T52"> </text:span><text:span text:style-name="T54">≤ c</text:span><text:span text:style-name="T27">2</text:span><text:span text:style-name="T54">*</text:span><text:span text:style-name="T55">x</text:span><text:span text:style-name="T4">3</text:span></text:p>
      <text:p text:style-name="P42"><text:span text:style-name="T54">c</text:span><text:span text:style-name="T28">1</text:span><text:span text:style-name="T54"> ≤ </text:span><text:span text:style-name="T57">1</text:span><text:span text:style-name="T56"> + 1000</text:span><text:span text:style-name="T57">(1/x)</text:span><text:span text:style-name="T56"> + 50(</text:span><text:span text:style-name="T57">1/x</text:span><text:span text:style-name="T6">2</text:span><text:span text:style-name="T56">) + 2000</text:span><text:span text:style-name="T57">(1/x</text:span><text:span text:style-name="T6">3</text:span><text:span text:style-name="T57">)</text:span><text:span text:style-name="T52"> </text:span><text:span text:style-name="T54">≤ c</text:span><text:span text:style-name="T27">2</text:span></text:p>
      <text:p text:style-name="P65"/>
      <text:p text:style-name="P56"><text:span text:style-name="T130">A</text:span><text:span text:style-name="T127">s x increases to infinity, the terms </text:span><text:span text:style-name="T131">1000</text:span><text:span text:style-name="T133">(1/x), </text:span><text:span text:style-name="T131">50(</text:span><text:span text:style-name="T133">1/x</text:span><text:span text:style-name="T6">2</text:span><text:span text:style-name="T131">), </text:span><text:span text:style-name="T127">and</text:span><text:span text:style-name="T131"> 2000</text:span><text:span text:style-name="T133">(1/x</text:span><text:span text:style-name="T6">3</text:span><text:span text:style-name="T133">) </text:span><text:span text:style-name="T127">will approach 0. </text:span></text:p>
      <text:p text:style-name="P60"/>
      <text:p text:style-name="P56"><text:span text:style-name="T127">This means that the sum </text:span><text:span text:style-name="T133">1</text:span><text:span text:style-name="T131"> + 1000</text:span><text:span text:style-name="T133">(1/x)</text:span><text:span text:style-name="T131"> + 50(</text:span><text:span text:style-name="T133">1/x</text:span><text:span text:style-name="T6">2</text:span><text:span text:style-name="T131">) + 2000</text:span><text:span text:style-name="T133">(1/x</text:span><text:span text:style-name="T6">3</text:span><text:span text:style-name="T133">)</text:span><text:span text:style-name="T132"> </text:span><text:span text:style-name="T134">will converge to 1 </text:span><text:span text:style-name="T142">but never go below it</text:span><text:span text:style-name="T134">.</text:span></text:p>
      <text:p text:style-name="P61"/>
      <text:p text:style-name="P57"><text:span text:style-name="T134">L</text:span><text:span text:style-name="T127">et </text:span><text:span text:style-name="T130">c</text:span><text:span text:style-name="T28">1</text:span><text:span text:style-name="T130"> </text:span><text:span text:style-name="T127">= ½, </text:span><text:span text:style-name="T130">c</text:span><text:span text:style-name="T26">2</text:span><text:span text:style-name="T127"> = 1</text:span><text:span text:style-name="T140">5</text:span><text:span text:style-name="T127">, </text:span><text:span text:style-name="T135">and n</text:span><text:span text:style-name="T29">0</text:span><text:span text:style-name="T135"> = </text:span><text:span text:style-name="T136">1</text:span><text:span text:style-name="T137">00</text:span><text:span text:style-name="T136">.</text:span></text:p>
      <text:p text:style-name="P62"/>
      <text:p text:style-name="P58"><text:span text:style-name="T136">1 </text:span><text:span text:style-name="T127">+ 1000(1/100) + 50(1/</text:span><text:span text:style-name="T138">10000) </text:span><text:span text:style-name="T139">+ 2000(1000000) </text:span></text:p>
      <text:p text:style-name="P63">= 1 + 10 + 1/200 + 1/500</text:p>
      <text:p text:style-name="P63">= 11.007</text:p>
      <text:p text:style-name="P63"/>
      <text:p text:style-name="P59"><text:span text:style-name="T127">0 ≤ </text:span><text:span text:style-name="T141">1/2</text:span><text:span text:style-name="T127"> ≤ </text:span><text:span text:style-name="T141">11.007</text:span><text:span text:style-name="T132"> </text:span><text:span text:style-name="T127">≤ </text:span><text:span text:style-name="T141">15</text:span></text:p>
      <text:p text:style-name="P66">PROBLEM 2</text:p>
      <text:p text:style-name="P45">Show that for any real constants <text:span text:style-name="T108">a</text:span> and <text:span text:style-name="T108">b</text:span>, where <text:span text:style-name="T108">b </text:span>&gt; 0,</text:p>
      <text:p text:style-name="P46">(n + a)<text:span text:style-name="T2">b</text:span><text:span text:style-name="T46"> = </text:span><text:span text:style-name="T48">Θ</text:span><text:span text:style-name="T46">(n</text:span><text:span text:style-name="T2">b</text:span><text:span text:style-name="T46">). </text:span><text:span text:style-name="T72">Note that </text:span><text:span text:style-name="T73">a</text:span><text:span text:style-name="T72"> and </text:span><text:span text:style-name="T73">b</text:span><text:span text:style-name="T72"> might not be integers.</text:span></text:p>
      <text:p text:style-name="P64"/>
      <text:p text:style-name="P43"><text:span text:style-name="T49">Definition of </text:span><text:span text:style-name="T59">Θ: </text:span><text:span text:style-name="T76"><text:s/></text:span><text:span text:style-name="T59">Θ</text:span><text:span text:style-name="T49">(g(n))= { f(n): there exists positive constants c</text:span><text:span text:style-name="T26">1</text:span><text:span text:style-name="T49">, c</text:span><text:span text:style-name="T26">2</text:span><text:span text:style-name="T49">, and n</text:span><text:span text:style-name="T26">0</text:span><text:span text:style-name="T49"> such that 0 ≤ c</text:span><text:span text:style-name="T26">1</text:span><text:span text:style-name="T49">*g(n) ≤ </text:span><text:span text:style-name="T52">f(n) </text:span><text:span text:style-name="T49">≤ c</text:span><text:span text:style-name="T27">2</text:span><text:span text:style-name="T49">*g(n) </text:span><text:span text:style-name="T52">for all n ≥ n</text:span><text:span text:style-name="T27">0</text:span><text:span text:style-name="T52">. </text:span><text:span text:style-name="T53">}</text:span></text:p>
      <text:p text:style-name="P68"/>
      <text:p text:style-name="P44"><text:span text:style-name="T53">N</text:span><text:span text:style-name="T49">eed to prove: </text:span><text:span text:style-name="T54">0 ≤ c</text:span><text:span text:style-name="T28">1</text:span><text:span text:style-name="T54">*</text:span><text:span text:style-name="T60">n</text:span><text:span text:style-name="T7">b</text:span><text:span text:style-name="T54"> ≤ </text:span><text:span text:style-name="T62">(n + a)</text:span><text:span text:style-name="T8">b</text:span><text:span text:style-name="T52"> </text:span><text:span text:style-name="T54">≤ c</text:span><text:span text:style-name="T30">2</text:span><text:span text:style-name="T61">*</text:span><text:span text:style-name="T60">n</text:span><text:span text:style-name="T7">b</text:span><text:span text:style-name="T54"> </text:span><text:span text:style-name="T52">for all n ≥ n</text:span><text:span text:style-name="T30">0</text:span></text:p>
      <text:p text:style-name="P69"/>
      <text:p text:style-name="P83"><text:span text:style-name="T54">0 ≤ c</text:span><text:span text:style-name="T28">1</text:span><text:span text:style-name="T54">*</text:span><text:span text:style-name="T60">n</text:span><text:span text:style-name="T7">b</text:span><text:span text:style-name="T54"> ≤ </text:span><text:span text:style-name="T62">(n + a)</text:span><text:span text:style-name="T8">b</text:span><text:span text:style-name="T52"> </text:span><text:span text:style-name="T54">≤ c</text:span><text:span text:style-name="T30">2</text:span><text:span text:style-name="T61">*</text:span><text:span text:style-name="T60">n</text:span><text:span text:style-name="T7">b</text:span></text:p>
      <text:p text:style-name="P83"><text:span text:style-name="T30"/></text:p>
      <text:p text:style-name="P70"><text:span text:style-name="T143">L</text:span><text:span text:style-name="T127">et c</text:span><text:span text:style-name="T26">1</text:span><text:span text:style-name="T127"> = 0.5 </text:span><text:span text:style-name="T148">and c</text:span><text:span text:style-name="T34">2</text:span><text:span text:style-name="T148"> = 2</text:span></text:p>
      <text:p text:style-name="P70"><text:span text:style-name="T148"/></text:p>
      <text:p text:style-name="P71"><text:span text:style-name="T127">0.5</text:span><text:span text:style-name="T130">*</text:span><text:span text:style-name="T149">n</text:span><text:span text:style-name="T7">b</text:span><text:span text:style-name="T130"> ≤ </text:span><text:span text:style-name="T150">(n + a)</text:span><text:span text:style-name="T8">b</text:span><text:span text:style-name="T132"> </text:span><text:span text:style-name="T130">≤ </text:span><text:span text:style-name="T127">2</text:span><text:span text:style-name="T143">*</text:span><text:span text:style-name="T149">n</text:span><text:span text:style-name="T7">b</text:span></text:p>
      <text:p text:style-name="P71"><text:span text:style-name="T7"/></text:p>
      <text:p text:style-name="P78"><text:span text:style-name="T149">W</text:span><text:span text:style-name="T127">ant to show the following for some n</text:span><text:span text:style-name="T26">0</text:span><text:span text:style-name="T127">:</text:span></text:p>
      <text:p text:style-name="P72"><text:span text:style-name="T149">0.5</text:span><text:span text:style-name="T130"> ≤ </text:span><text:span text:style-name="T150">(n + a)</text:span><text:span text:style-name="T8">b</text:span><text:span text:style-name="T150"> / </text:span><text:span text:style-name="T151">n</text:span><text:span text:style-name="T11">b</text:span><text:span text:style-name="T132"> </text:span><text:span text:style-name="T130">≤ </text:span><text:span text:style-name="T149">2</text:span></text:p>
      <text:p text:style-name="P82"><text:span text:style-name="T30"/></text:p>
      <text:p text:style-name="P73"><text:span text:style-name="T143">L</text:span><text:span text:style-name="T127">et n</text:span><text:span text:style-name="T26">0</text:span><text:span text:style-name="T127"> = 4a</text:span></text:p>
      <text:p text:style-name="P73"><text:span text:style-name="T127"/></text:p>
      <text:p text:style-name="P74"><text:span text:style-name="T127">(n</text:span><text:span text:style-name="T26">0</text:span><text:span text:style-name="T127"> + a)</text:span><text:span text:style-name="T3">b</text:span><text:span text:style-name="T127"> / n</text:span><text:span text:style-name="T26">0</text:span><text:span text:style-name="T3">b</text:span><text:span text:style-name="T26"> </text:span><text:span text:style-name="T127">= (5a)</text:span><text:span text:style-name="T3">b</text:span><text:span text:style-name="T127"> / (4a)</text:span><text:span text:style-name="T3">b</text:span></text:p>
      <text:p text:style-name="P75"><text:span text:style-name="T127">= 5/4 = 1.25</text:span></text:p>
      <text:p text:style-name="P75"><text:span text:style-name="T127">0.5 </text:span><text:span text:style-name="T130">≤ </text:span><text:span text:style-name="T127">1.25 </text:span><text:span text:style-name="T130">≤ </text:span><text:span text:style-name="T149">2</text:span></text:p>
      <text:p text:style-name="P75"><text:span text:style-name="T149"/></text:p>
      <text:p text:style-name="P76"><text:span text:style-name="T149">A</text:span><text:span text:style-name="T127">s n increases infinitely, the term ‘</text:span><text:span text:style-name="T150">(n + a)</text:span><text:span text:style-name="T8">b</text:span><text:span text:style-name="T150"> / </text:span><text:span text:style-name="T151">n</text:span><text:span text:style-name="T11">b</text:span><text:span text:style-name="T151">’ </text:span><text:span text:style-name="T127">will converge to 1.</text:span></text:p>
      <text:p text:style-name="P76"><text:span text:style-name="T127"/></text:p>
      <text:p text:style-name="P77"><text:span text:style-name="T127">Therefore, </text:span><text:span text:style-name="T150">(n + a)</text:span><text:span text:style-name="T8">b</text:span><text:span text:style-name="T150"> = </text:span><text:span text:style-name="T152">Θ</text:span><text:span text:style-name="T150">(n</text:span><text:span text:style-name="T8">b</text:span><text:span text:style-name="T150">).</text:span></text:p>
      <text:p text:style-name="P67">PROBLEM 3</text:p>
      <text:p text:style-name="P45">Let <text:span text:style-name="T108">f</text:span><text:span text:style-name="T114">(</text:span><text:span text:style-name="T109">n</text:span><text:span text:style-name="T114">) </text:span>and <text:span text:style-name="T108">g</text:span><text:span text:style-name="T114">(</text:span><text:span text:style-name="T109">n</text:span><text:span text:style-name="T114">)</text:span> be asymptotically positive functions. Prove or disprove each of the following conjectures.</text:p>
      <text:p text:style-name="P45"/>
      <text:p text:style-name="P47">a. <text:span text:style-name="T108">f</text:span><text:span text:style-name="T115">(</text:span><text:span text:style-name="T108">n</text:span><text:span text:style-name="T115">) = </text:span><text:span text:style-name="T108">O</text:span><text:span text:style-name="T115">(</text:span><text:span text:style-name="T108">g</text:span><text:span text:style-name="T115">(</text:span><text:span text:style-name="T108">n</text:span><text:span text:style-name="T115">)) </text:span><text:span text:style-name="T116">implies </text:span><text:span text:style-name="T110">g</text:span><text:span text:style-name="T116">(</text:span><text:span text:style-name="T110">n</text:span><text:span text:style-name="T116">) = </text:span><text:span text:style-name="T110">O</text:span><text:span text:style-name="T116">(</text:span><text:span text:style-name="T110">f</text:span><text:span text:style-name="T116">(</text:span><text:span text:style-name="T110">n</text:span><text:span text:style-name="T116">))</text:span></text:p>
      <text:p text:style-name="P49"/>
      <text:p text:style-name="P51">False.</text:p>
      <text:p text:style-name="P51"><text:span text:style-name="T157">L</text:span>et f(n) = n and g(n) = n<text:span text:style-name="T2">2</text:span></text:p>
      <text:p text:style-name="P52"><text:span text:style-name="T46">n = </text:span><text:span text:style-name="T77">O(n</text:span><text:span text:style-name="T13">2</text:span><text:span text:style-name="T77">) because 0 </text:span><text:span text:style-name="T54">≤ </text:span><text:span text:style-name="T63">n </text:span><text:span text:style-name="T54">≤ </text:span><text:span text:style-name="T63">c</text:span><text:span text:style-name="T31">1</text:span><text:span text:style-name="T63">*n</text:span><text:span text:style-name="T9">2</text:span><text:span text:style-name="T63"> when n becomes sufficiently large.</text:span></text:p>
      <text:p text:style-name="P53">But n<text:span text:style-name="T2">2</text:span><text:span text:style-name="T46"> </text:span><text:span text:style-name="T78">≠</text:span><text:span text:style-name="T81"> O(n) because </text:span><text:span text:style-name="T49">c</text:span><text:span text:style-name="T26">1</text:span><text:span text:style-name="T49">*n &lt; n</text:span><text:span text:style-name="T3">2</text:span><text:span text:style-name="T49"> </text:span><text:span text:style-name="T64">when n becomes sufficiently large.</text:span></text:p>
      <text:p text:style-name="P49"/>
      <text:p text:style-name="P48"><text:span text:style-name="T116">h. </text:span><text:span text:style-name="T108">f</text:span><text:span text:style-name="T115">(</text:span><text:span text:style-name="T108">n</text:span><text:span text:style-name="T115">) + o(</text:span><text:span text:style-name="T108">f</text:span><text:span text:style-name="T115">(</text:span><text:span text:style-name="T108">n</text:span><text:span text:style-name="T115">)) = <text:s/></text:span><text:span text:style-name="T117">Θ</text:span><text:span text:style-name="T115">(</text:span><text:span text:style-name="T108">f</text:span><text:span text:style-name="T115">(</text:span><text:span text:style-name="T108">n</text:span><text:span text:style-name="T115">))</text:span></text:p>
      <text:p text:style-name="P50"/>
      <text:p text:style-name="P54"/>
      <text:p text:style-name="P54">Let g(n) = o(f(n)).</text:p>
      <text:p text:style-name="P54">Then 0 <text:span text:style-name="T54">≤ </text:span><text:span text:style-name="T49">g(n) &lt; </text:span><text:span text:style-name="T65">c*</text:span><text:span text:style-name="T49">f(n) </text:span><text:span text:style-name="T65">for some </text:span><text:span text:style-name="T66">constant c </text:span><text:span text:style-name="T67">for all n </text:span><text:span text:style-name="T79">≥</text:span><text:span text:style-name="T67"> n</text:span><text:span text:style-name="T32">0</text:span><text:span text:style-name="T49">.</text:span></text:p>
      <text:p text:style-name="P54"><text:span text:style-name="T49">So f(n) </text:span><text:span text:style-name="T54">≤ </text:span><text:span text:style-name="T49">f(n) + g(n) &lt; </text:span><text:span text:style-name="T68">c</text:span><text:span text:style-name="T49">*f(n).</text:span></text:p>
      <text:p text:style-name="P80"/>
      <text:p text:style-name="P55"><text:span text:style-name="T49">Therefore, f(n) + g(n) </text:span><text:span text:style-name="T80">≠ </text:span><text:span text:style-name="T82">Θ</text:span><text:span text:style-name="T83">(</text:span><text:span text:style-name="T74">f</text:span><text:span text:style-name="T83">(</text:span><text:span text:style-name="T74">n</text:span><text:span text:style-name="T83">)) </text:span><text:span text:style-name="T84">by definition of </text:span><text:span text:style-name="T82">Θ</text:span><text:span text:style-name="T83">.</text:span></text:p>
      <text:p text:style-name="P4"/>
      <text:p text:style-name="P4"/>
      <text:p text:style-name="P4"/>
      <text:p text:style-name="P67">PROBLEM 4</text:p>
      <text:p text:style-name="P6">Prove or disprove: <text:span text:style-name="T108">f</text:span>(<text:span text:style-name="T108">x</text:span>) = x<text:span text:style-name="T2">2</text:span> – 2x + 1 is monotonically increasing for real values of x &gt; 1. </text:p>
      <text:p text:style-name="P13"/>
      <text:p text:style-name="P14">Want to show: x<text:span text:style-name="T2">2</text:span><text:span text:style-name="T46"> – 2x + 1 </text:span><text:span text:style-name="T85">&lt;</text:span><text:span text:style-name="T46"> y</text:span><text:span text:style-name="T2">2</text:span><text:span text:style-name="T46"> – 2y + 1 when x </text:span><text:span text:style-name="T86">&lt;</text:span><text:span text:style-name="T46"> y</text:span></text:p>
      <text:p text:style-name="P4"/>
      <text:p text:style-name="P15">Let 1 &lt; x &lt; y.</text:p>
      <text:p text:style-name="P15"/>
      <text:p text:style-name="P16">x - 1 &lt; y – 1</text:p>
      <text:p text:style-name="P16"/>
      <text:p text:style-name="P17">Let a = (x – 1) and b = (y – 1).</text:p>
      <text:p text:style-name="P18">Because x and y are both greater than 1, then a and b must also both be greater than 1.</text:p>
      <text:p text:style-name="P18"/>
      <text:p text:style-name="P18">Therefore, a<text:span text:style-name="T2">2</text:span><text:span text:style-name="T46"> &lt; b</text:span><text:span text:style-name="T2">2</text:span><text:span text:style-name="T46">.</text:span></text:p>
      <text:p text:style-name="P18"><text:span text:style-name="T46">So (x-1)</text:span><text:span text:style-name="T2">2</text:span><text:span text:style-name="T46"> &lt; (y-1)</text:span><text:span text:style-name="T2">2</text:span><text:span text:style-name="T46">,</text:span></text:p>
      <text:p text:style-name="P18"><text:span text:style-name="T46">then x</text:span><text:span text:style-name="T2">2</text:span><text:span text:style-name="T46"> – 2x + 1 &lt; y</text:span><text:span text:style-name="T2">2</text:span><text:span text:style-name="T46"> – 2x + 1.</text:span></text:p>
      <text:p text:style-name="P67">PROBLEM 5</text:p>
      <text:p text:style-name="P6">Find a simple formula for</text:p>
      <text:p text:style-name="P6"><draw:frame draw:style-name="fr1" draw:name="Object1" text:anchor-type="as-char" svg:y="-0.2807in" svg:width="0.833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34">= (2*1 + 2*2 + … + 2*n) – n</text:p>
      <text:p text:style-name="P89">= [2 * (1 + 2 + … + n)] – n</text:p>
      <text:p text:style-name="P35">= 2 * [(n * (n + 1)) / 2] – n</text:p>
      <text:p text:style-name="P36">= (n * (n + 1)) – n</text:p>
      <text:p text:style-name="P37">= n<text:span text:style-name="T2">2</text:span></text:p>
      <text:p text:style-name="P4"/>
      <text:p text:style-name="P67">PROBLEM 6</text:p>
      <text:p text:style-name="P7">Give asymptotically tight bounds on the following summations. Assume that r <text:span text:style-name="T128">≥</text:span> 0 and s <text:span text:style-name="T128">≥</text:span> 0 are constants. <text:span text:style-name="T153">Show your derivation using approximation by integrals. (Note: “find asymptotically tight bounds” means “find the THETA”.)</text:span></text:p>
      <text:p text:style-name="P7"/>
      <text:p text:style-name="P4"/>
      <text:p text:style-name="P10"><draw:frame draw:style-name="fr1" draw:name="Object2" text:anchor-type="as-char" svg:y="-0.2807in" svg:width="0.4346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4"><draw:frame draw:style-name="fr2" draw:name="Object3" text:anchor-type="as-char" svg:y="-0.2925in" svg:width="0.5583in" svg:height="0.4717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59">≤</text:span><draw:frame draw:style-name="fr1" draw:name="Object4" text:anchor-type="as-char" svg:y="-0.2807in" svg:width="0.4346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59">≤ </text:span><text:span text:style-name="T159"><draw:frame draw:style-name="fr2" draw:name="Object5" text:anchor-type="as-char" svg:y="-0.2925in" svg:width="0.6016in" svg:height="0.4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04"><text:span text:style-name="T159"/></text:p>
      <text:p text:style-name="P105">(x<text:span text:style-name="T2">r+1</text:span><text:span text:style-name="T46">/r+1)|0,n </text:span><text:span text:style-name="T78">≤</text:span><text:span text:style-name="T81"> </text:span><text:span text:style-name="T81"><draw:frame draw:style-name="fr1" draw:name="Object6" text:anchor-type="as-char" svg:y="-0.2807in" svg:width="0.4346in" svg:height="0.448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8">≤ </text:span><text:span text:style-name="T106">(x</text:span><text:span text:style-name="T22">r+1</text:span><text:span text:style-name="T106">/r+1)|1,(n+1)</text:span></text:p>
      <text:p text:style-name="P105"><text:span text:style-name="T106"/></text:p>
      <text:p text:style-name="P105"><text:span text:style-name="T106">(n</text:span><text:span text:style-name="T22">r+1</text:span><text:span text:style-name="T106">/r+1) </text:span><text:span text:style-name="T78">≤ </text:span><text:span text:style-name="T78"><draw:frame draw:style-name="fr1" draw:name="Object7" text:anchor-type="as-char" svg:y="-0.2807in" svg:width="0.4346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8">≤ </text:span><text:span text:style-name="T106">((n+1)</text:span><text:span text:style-name="T22">r+1</text:span><text:span text:style-name="T106">/r+1) - (1/r+1)</text:span></text:p>
      <text:p text:style-name="P105"><text:span text:style-name="T106"/></text:p>
      <text:p text:style-name="P105"><text:span text:style-name="T106">(n</text:span><text:span text:style-name="T22">r+1</text:span><text:span text:style-name="T106">/r+1) </text:span><text:span text:style-name="T78">≤ </text:span><text:span text:style-name="T78"><draw:frame draw:style-name="fr1" draw:name="Object8" text:anchor-type="as-char" svg:y="-0.2807in" svg:width="0.4346in" svg:height="0.448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8">≤ </text:span><text:span text:style-name="T106">[(n+1)</text:span><text:span text:style-name="T22">r+1</text:span><text:span text:style-name="T106">-1] / (r+1)</text:span></text:p>
      <text:p text:style-name="P105"><text:span text:style-name="T106"/></text:p>
      <text:p text:style-name="P106"><draw:frame draw:style-name="fr1" draw:name="Object9" text:anchor-type="as-char" svg:y="-0.2807in" svg:width="0.4346in" svg:height="0.448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= <text:span text:style-name="T1">Θ</text:span>(n<text:span text:style-name="T2">r+1</text:span><text:span text:style-name="T46">)</text:span></text:p>
      <text:p text:style-name="P67">PROBLEM 7</text:p>
      <text:p text:style-name="P8">Show that the solution of T(<text:span text:style-name="T108">n</text:span>) = T([<text:span text:style-name="T108">n</text:span>/2]) + 1 is O(lg <text:span text:style-name="T108">n</text:span><text:span text:style-name="T111">)</text:span>.</text:p>
      <text:p text:style-name="P4"/>
      <text:p text:style-name="P19">Prove T(n) = O(lg n) <text:span text:style-name="T158">(i.e. T(n) </text:span><text:span text:style-name="T88">≤ </text:span><text:span text:style-name="T89">c</text:span><text:span text:style-name="T36">1</text:span><text:span text:style-name="T89">*lg(n)</text:span></text:p>
      <text:p text:style-name="P98"/>
      <text:p text:style-name="P20"><text:span text:style-name="T89">I</text:span><text:span text:style-name="T87">H: T(k) </text:span><text:span text:style-name="T88">≤ </text:span><text:span text:style-name="T89">c</text:span><text:span text:style-name="T36">1</text:span><text:span text:style-name="T89">*lg(</text:span><text:span text:style-name="T87">k</text:span><text:span text:style-name="T89">) </text:span><text:span text:style-name="T90">(for some positive c</text:span><text:span text:style-name="T37">1</text:span><text:span text:style-name="T90">, for all k &lt; n)</text:span></text:p>
      <text:p text:style-name="P100"/>
      <text:p text:style-name="P21"><text:span text:style-name="T90">T(</text:span><text:span text:style-name="T75">n</text:span><text:span text:style-name="T90">) = T([</text:span><text:span text:style-name="T75">n</text:span><text:span text:style-name="T90">/2]) + 1</text:span></text:p>
      <text:p text:style-name="P22"><text:span text:style-name="T90">T([</text:span><text:span text:style-name="T75">n</text:span><text:span text:style-name="T90">/2]</text:span><text:span text:style-name="T91">) </text:span><text:span text:style-name="T88">≤ </text:span><text:span text:style-name="T89">c</text:span><text:span text:style-name="T36">1</text:span><text:span text:style-name="T89">*lg(</text:span><text:span text:style-name="T92">[</text:span><text:span text:style-name="T91">n/2</text:span><text:span text:style-name="T92">]</text:span><text:span text:style-name="T89">)</text:span></text:p>
      <text:p text:style-name="P23"><text:span text:style-name="T90">T([</text:span><text:span text:style-name="T75">n</text:span><text:span text:style-name="T90">/2]) + 1 </text:span><text:span text:style-name="T88">≤ </text:span><text:span text:style-name="T89">c</text:span><text:span text:style-name="T36">1</text:span><text:span text:style-name="T89">*lg(</text:span><text:span text:style-name="T92">[</text:span><text:span text:style-name="T91">n/2</text:span><text:span text:style-name="T92">]</text:span><text:span text:style-name="T89">) </text:span><text:span text:style-name="T93">+ 1</text:span></text:p>
      <text:p text:style-name="P99"/>
      <text:p text:style-name="P24"><text:span text:style-name="T89">c</text:span><text:span text:style-name="T36">1</text:span><text:span text:style-name="T89">*lg(</text:span><text:span text:style-name="T92">[</text:span><text:span text:style-name="T91">n/2</text:span><text:span text:style-name="T92">]</text:span><text:span text:style-name="T89">) </text:span><text:span text:style-name="T93">+ 1 </text:span></text:p>
      <text:p text:style-name="P24"><text:span text:style-name="T94">= </text:span><text:span text:style-name="T89">c</text:span><text:span text:style-name="T36">1</text:span><text:span text:style-name="T89">*(</text:span><text:span text:style-name="T94">lg(n)-lg(2)</text:span><text:span text:style-name="T89">) </text:span><text:span text:style-name="T93">+ 1</text:span></text:p>
      <text:p text:style-name="P26"><text:span text:style-name="T93">= </text:span><text:span text:style-name="T89">c</text:span><text:span text:style-name="T36">1</text:span><text:span text:style-name="T89">*</text:span><text:span text:style-name="T94">lg(n)- </text:span><text:span text:style-name="T95">c</text:span><text:span text:style-name="T38">1</text:span><text:span text:style-name="T95">*</text:span><text:span text:style-name="T94">lg(2)</text:span><text:span text:style-name="T89"> </text:span><text:span text:style-name="T93">+ 1</text:span></text:p>
      <text:p text:style-name="P101"/>
      <text:p text:style-name="P28"><text:span text:style-name="T93">L</text:span><text:span text:style-name="T87">et c</text:span><text:span text:style-name="T35">1</text:span><text:span text:style-name="T87"> = (2/lg(2))</text:span></text:p>
      <text:p text:style-name="P102"/>
      <text:p text:style-name="P27"><text:span text:style-name="T89">c</text:span><text:span text:style-name="T36">1</text:span><text:span text:style-name="T89">*</text:span><text:span text:style-name="T94">lg(n)- </text:span><text:span text:style-name="T95">c</text:span><text:span text:style-name="T38">1</text:span><text:span text:style-name="T95">*</text:span><text:span text:style-name="T94">lg(2)</text:span><text:span text:style-name="T89"> </text:span><text:span text:style-name="T93">+ 1</text:span></text:p>
      <text:p text:style-name="P29"><text:span text:style-name="T93">= </text:span><text:span text:style-name="T89">c</text:span><text:span text:style-name="T36">1</text:span><text:span text:style-name="T89">*</text:span><text:span text:style-name="T94">lg(n) – </text:span><text:span text:style-name="T96">(2/lg(2))*</text:span><text:span text:style-name="T94">lg(2) </text:span><text:span text:style-name="T87">+ 1</text:span></text:p>
      <text:p text:style-name="P29"><text:span text:style-name="T87">= </text:span><text:span text:style-name="T89">c</text:span><text:span text:style-name="T36">1</text:span><text:span text:style-name="T89">*</text:span><text:span text:style-name="T94">lg(n) – </text:span><text:span text:style-name="T87">2 + 1</text:span></text:p>
      <text:p text:style-name="P30"><text:span text:style-name="T87">= </text:span><text:span text:style-name="T89">c</text:span><text:span text:style-name="T36">1</text:span><text:span text:style-name="T89">*</text:span><text:span text:style-name="T94">lg(n) – </text:span><text:span text:style-name="T87">1 </text:span><text:span text:style-name="T97">&lt; </text:span><text:span text:style-name="T89">c</text:span><text:span text:style-name="T36">1</text:span><text:span text:style-name="T89">*</text:span><text:span text:style-name="T94">lg(n)</text:span></text:p>
      <text:p text:style-name="P103"/>
      <text:p text:style-name="P31"><text:span text:style-name="T94">T</text:span><text:span text:style-name="T87">herefore,</text:span></text:p>
      <text:p text:style-name="P25"><text:span text:style-name="T90">T(</text:span><text:span text:style-name="T75">n</text:span><text:span text:style-name="T90">) </text:span><text:span text:style-name="T98">&lt; </text:span><text:span text:style-name="T89">c</text:span><text:span text:style-name="T36">1</text:span><text:span text:style-name="T89">*</text:span><text:span text:style-name="T94">lg(n) </text:span><text:span text:style-name="T98">for some positive c</text:span><text:span text:style-name="T39">1</text:span><text:span text:style-name="T98">.</text:span></text:p>
      <text:p text:style-name="P102"/>
      <text:p text:style-name="P67">PROBLEM 8</text:p>
      <text:p text:style-name="P6">Give asymptotic upper and lower bounds for T<text:span text:style-name="T155">(</text:span><text:span text:style-name="T112">n</text:span><text:span text:style-name="T118">)</text:span> in each of the following recurrences. Assume that T<text:span text:style-name="T156">(</text:span><text:span text:style-name="T113">n</text:span><text:span text:style-name="T156">)</text:span> is constant for n <text:span text:style-name="T129">≤</text:span> 2. Make your bounds as tight as possible, and justify your answers.</text:p>
      <text:p text:style-name="P6"/>
      <text:p text:style-name="P108">c. T(n) = 2T(n/2) + n<text:span text:style-name="T2">4</text:span><text:span text:style-name="T46">.</text:span></text:p>
      <text:p text:style-name="P108"><text:span text:style-name="T23"/></text:p>
      <text:p text:style-name="P95"><text:span text:style-name="T160">Proof using the master theorem:</text:span></text:p>
      <text:p text:style-name="P108"><text:span text:style-name="T23"/></text:p>
      <text:p text:style-name="P93"><text:span text:style-name="T160">a = 2, b = 2, f(n) = n</text:span><text:span text:style-name="T23">4</text:span></text:p>
      <text:p text:style-name="P94"><text:span text:style-name="T23"/></text:p>
      <text:p text:style-name="P94"><text:span text:style-name="T160">f(n) = n</text:span><text:span text:style-name="T23">4</text:span><text:span text:style-name="T160"> = n^(log</text:span><text:span text:style-name="T44">2</text:span><text:span text:style-name="T160">(16))</text:span></text:p>
      <text:p text:style-name="P94"><text:span text:style-name="T160"/></text:p>
      <text:p text:style-name="P96"><text:span text:style-name="T160">Check that a*f(n/b) </text:span><text:span text:style-name="T125">≤ </text:span><text:span text:style-name="T124">c*f(n) for some c &lt; 1:</text:span></text:p>
      <text:p text:style-name="P94"><text:span text:style-name="T160">2*(n/2)</text:span><text:span text:style-name="T23">4</text:span><text:span text:style-name="T160"> = n/8 </text:span><text:span text:style-name="T125">≤ </text:span><text:span text:style-name="T124">(1/2)(n</text:span><text:span text:style-name="T21">4</text:span><text:span text:style-name="T124">)</text:span></text:p>
      <text:p text:style-name="P94"><text:span text:style-name="T125"/></text:p>
      <text:p text:style-name="P94"><text:span text:style-name="T124">Therefore, T(n) = </text:span><text:span text:style-name="T126">Θ</text:span><text:span text:style-name="T124">(n</text:span><text:span text:style-name="T21">4</text:span><text:span text:style-name="T124">)</text:span></text:p>
      <text:p text:style-name="P38"/>
      <text:p text:style-name="P9"><text:span text:style-name="T46">f. </text:span><text:span text:style-name="T69">T(n) = 2T(n/</text:span><text:span text:style-name="T46">4</text:span><text:span text:style-name="T69">) + </text:span><text:span text:style-name="T50">√</text:span><text:span text:style-name="T51">(</text:span><text:span text:style-name="T46">n</text:span><text:span text:style-name="T70">)</text:span><text:span text:style-name="T69">.</text:span></text:p>
      <text:p text:style-name="P39"/>
      <text:p text:style-name="P90">Proof using the master theorem:</text:p>
      <text:p text:style-name="P90"/>
      <text:p text:style-name="P90">a = 2, b = 4, f(n) = <text:span text:style-name="T127">n</text:span><text:span text:style-name="T3">1/2</text:span></text:p>
      <text:p text:style-name="P90"/>
      <text:p text:style-name="P91">f(n) = <text:span text:style-name="T144">n</text:span><text:span text:style-name="T10">1/2</text:span><text:span text:style-name="T144"> </text:span><text:span text:style-name="T127">= n^(log</text:span><text:span text:style-name="T26">4</text:span><text:span text:style-name="T127">(2)) </text:span><text:span text:style-name="T145">= n^(log</text:span><text:span text:style-name="T33">b</text:span><text:span text:style-name="T146">(a))</text:span></text:p>
      <text:p text:style-name="P91"><text:span text:style-name="T146"/></text:p>
      <text:p text:style-name="P92"><text:span text:style-name="T147">Therefore, </text:span><text:span text:style-name="T146">T</text:span><text:span text:style-name="T127">(n) = </text:span><text:span text:style-name="T120">Θ</text:span><text:span text:style-name="T121">(</text:span><text:span text:style-name="T119">n</text:span><text:span text:style-name="T14">1/2</text:span><text:span text:style-name="T119">lg(n))</text:span></text:p>
      <text:p text:style-name="P39"/>
      <text:p text:style-name="P81"><text:span text:style-name="T46">g. </text:span><text:span text:style-name="T71">T(n) = T(n-2) + n</text:span><text:span text:style-name="T12">2</text:span><text:span text:style-name="T71">.</text:span></text:p>
      <text:p text:style-name="P81"><text:span text:style-name="T71"/></text:p>
      <text:p text:style-name="P84"><text:span text:style-name="T71">I</text:span><text:span text:style-name="T46">H: </text:span><text:span text:style-name="T107">c</text:span><text:span text:style-name="T45">1</text:span><text:span text:style-name="T107">k</text:span><text:span text:style-name="T2">2</text:span><text:span text:style-name="T46"> </text:span><text:span text:style-name="T88">≤</text:span><text:span text:style-name="T46"> T(k) </text:span></text:p>
      <text:p text:style-name="P84"><text:span text:style-name="T46"/></text:p>
      <text:p text:style-name="P85"><text:span text:style-name="T87">c</text:span><text:span text:style-name="T35">1</text:span><text:span text:style-name="T87">(n-2)</text:span><text:span text:style-name="T14">2</text:span><text:span text:style-name="T88"> ≤ </text:span><text:span text:style-name="T46">T(n-2)</text:span></text:p>
      <text:p text:style-name="P81"><text:span text:style-name="T71"/></text:p>
      <text:p text:style-name="P86"><text:span text:style-name="T88">c</text:span><text:span text:style-name="T40">1</text:span><text:span text:style-name="T88">(n-2)</text:span><text:span text:style-name="T15">2</text:span><text:span text:style-name="T88"> </text:span><text:span text:style-name="T99">+ n</text:span><text:span text:style-name="T16">2 </text:span><text:span text:style-name="T88">≤ </text:span><text:span text:style-name="T87">T(n-2) </text:span><text:span text:style-name="T100">+ n</text:span><text:span text:style-name="T17">2</text:span></text:p>
      <text:p text:style-name="P86"><text:span text:style-name="T17"/></text:p>
      <text:p text:style-name="P88"><text:span text:style-name="T88">c</text:span><text:span text:style-name="T40">1</text:span><text:span text:style-name="T88">(n-2)</text:span><text:span text:style-name="T15">2</text:span><text:span text:style-name="T88"> </text:span><text:span text:style-name="T99">+ n</text:span><text:span text:style-name="T16">2</text:span><text:span text:style-name="T101"> = c</text:span><text:span text:style-name="T41">1</text:span><text:span text:style-name="T101">*(n</text:span><text:span text:style-name="T18">2</text:span><text:span text:style-name="T101">–4n+4) + n</text:span><text:span text:style-name="T18">2</text:span><text:span text:style-name="T101"> </text:span></text:p>
      <text:p text:style-name="P88"><text:span text:style-name="T102">= c</text:span><text:span text:style-name="T42">1</text:span><text:span text:style-name="T101">n</text:span><text:span text:style-name="T18">2</text:span><text:span text:style-name="T101"> –</text:span><text:span text:style-name="T103"> 4c</text:span><text:span text:style-name="T43">1</text:span><text:span text:style-name="T103">(n+1) </text:span><text:span text:style-name="T104">+ n</text:span><text:span text:style-name="T20">2</text:span></text:p>
      <text:p text:style-name="P79"><text:span text:style-name="T122">= </text:span><text:span text:style-name="T119">(c</text:span><text:span text:style-name="T35">1</text:span><text:span text:style-name="T119">+1)n</text:span><text:span text:style-name="T14">2</text:span><text:span text:style-name="T119"> - </text:span><text:span text:style-name="T123">4c</text:span><text:span text:style-name="T43">1</text:span><text:span text:style-name="T123">(n+1)</text:span></text:p>
      <text:p text:style-name="P87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" svg:font-family="'Nachlieli CLM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0:12:58.534382145</meta:creation-date>
    <dc:date>2019-01-29T20:01:55.045000000</dc:date>
    <meta:editing-duration>PT9H1M39S</meta:editing-duration>
    <meta:editing-cycles>220</meta:editing-cycles>
    <meta:generator>LibreOffice/6.1.4.2$Windows_X86_64 LibreOffice_project/9d0f32d1f0b509096fd65e0d4bec26ddd1938fd3</meta:generator>
    <meta:document-statistic meta:table-count="0" meta:image-count="0" meta:object-count="9" meta:page-count="8" meta:paragraph-count="109" meta:word-count="905" meta:character-count="4070" meta:non-whitespace-character-count="3247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row>
        <mo fence="true" stretchy="false">(</mo>
        <mrow>
          <mrow>
            <mn>2</mn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sum from k=1 to n (2k - 1)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i>n</mi>
        </munderover>
        <msup>
          <mi>x</mi>
          <mi>r</mi>
        </msup>
      </mrow>
      <mi mathvariant="italic">dx</mi>
    </mrow>
    <annotation encoding="StarMath 5.0">int from{0} to {n} x^r dx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1</mn>
          <mrow>
            <mi>n</mi>
            <mo stretchy="false">+</mo>
            <mn>1</mn>
          </mrow>
        </munderover>
        <msup>
          <mi>x</mi>
          <mi>r</mi>
        </msup>
      </mrow>
      <mi mathvariant="italic">dx</mi>
    </mrow>
    <annotation encoding="StarMath 5.0">int from{1} to {n+1} x^r dx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7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

<file path=Object 9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p>
        <mi>k</mi>
        <mi>r</mi>
      </msup>
    </mrow>
    <annotation encoding="StarMath 5.0">sum from k=1 to n k^r</annotation>
  </semantics>
</math>
</file>